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100000000A00DFD8FFFDBDD2C8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4f0" officeooo:paragraph-rsid="001e54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2:</text:p>
      <text:p text:style-name="P1"/>
      <text:p text:style-name="P1"/>
      <text:p text:style-name="P1"/>
      <text:p text:style-name="P1">Loss of thrust when LQR doesn’t work but Adaptive works=0.675</text:p>
      <text:p text:style-name="P1"/>
      <text:p text:style-name="P1"><draw:frame draw:style-name="fr1" draw:name="Image1" text:anchor-type="char" svg:x="-0.7217in" svg:y="0in" svg:width="8.1189in" svg:height="5.0736in" draw:z-index="0"><draw:image xlink:href="Pictures/100000010000100000000A00DFD8FFFDBDD2C8B8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6:55:20.822157238</meta:creation-date>
    <dc:date>2024-11-30T16:56:42.418800371</dc:date>
    <meta:editing-duration>PT1M21S</meta:editing-duration>
    <meta:editing-cycles>1</meta:editing-cycles>
    <meta:document-statistic meta:table-count="0" meta:image-count="1" meta:object-count="0" meta:page-count="1" meta:paragraph-count="2" meta:word-count="12" meta:character-count="72" meta:non-whitespace-character-count="62"/>
    <meta:generator>LibreOffice/7.3.7.2$Linux_X86_64 LibreOffice_project/30$Build-2</meta:generator>
  </office:meta>
</office:document-meta>
</file>